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DLYMA+Times-Roman" svg:font-family="ADLYMA+Times-Roman"/>
    <style:font-face style:name="AXJZOD+TimesNewRomanPSMT" svg:font-family="AXJZOD+TimesNewRomanPSMT"/>
    <style:font-face style:name="BOMBRF+Times-Roman" svg:font-family="BOMBRF+Times-Roman"/>
    <style:font-face style:name="BSOXYR+Courier" svg:font-family="BSOXYR+Courier"/>
    <style:font-face style:name="BVGLVP+Times-Roman" svg:font-family="BVGLVP+Times-Roman"/>
    <style:font-face style:name="CXNJVL+TimesNewRomanPSMT" svg:font-family="CXNJVL+TimesNewRomanPSMT"/>
    <style:font-face style:name="EAQXQW+Times-Roman" svg:font-family="EAQXQW+Times-Roman"/>
    <style:font-face style:name="EFPJBX+CourierNewPSMT" svg:font-family="EFPJBX+CourierNewPSMT"/>
    <style:font-face style:name="GJWNWY+Courier" svg:font-family="GJWNWY+Courier"/>
    <style:font-face style:name="HAUUKG+Courier" svg:font-family="HAUUKG+Courier"/>
    <style:font-face style:name="HEVNMA+Times-Roman" svg:font-family="HEVNMA+Times-Roman"/>
    <style:font-face style:name="IQGLCS+TimesNewRomanPSMT" svg:font-family="IQGLCS+TimesNewRomanPSMT"/>
    <style:font-face style:name="IUCLSA+Times-Roman" svg:font-family="IUCLSA+Times-Roman"/>
    <style:font-face style:name="KPSHBO+Wingdings" svg:font-family="KPSHBO+Wingdings"/>
    <style:font-face style:name="KYVDLE+Courier" svg:font-family="KYVDLE+Courier"/>
    <style:font-face style:name="MJQZIH+TimesNewRomanPSMT" svg:font-family="MJQZIH+TimesNewRomanPSMT"/>
    <style:font-face style:name="MNHEQO+Courier" svg:font-family="MNHEQO+Courier"/>
    <style:font-face style:name="NSIERK+Courier" svg:font-family="NSIERK+Courier"/>
    <style:font-face style:name="ODCPLQ+Times-Roman" svg:font-family="ODCPLQ+Times-Roman"/>
    <style:font-face style:name="OMWOOY+Courier" svg:font-family="OMWOOY+Courier"/>
    <style:font-face style:name="PCAEHH+TimesNewRomanPSMT" svg:font-family="PCAEHH+TimesNewRomanPSMT"/>
    <style:font-face style:name="QBEMGZ+Times-Roman" svg:font-family="QBEMGZ+Times-Roman"/>
    <style:font-face style:name="RBQKKS+TimesNewRomanPSMT" svg:font-family="RBQKKS+TimesNewRomanPSMT"/>
    <style:font-face style:name="TSNLYA+Courier" svg:font-family="TSNLYA+Courier"/>
    <style:font-face style:name="UTQNZE+Times-Roman" svg:font-family="UTQNZE+Times-Roman"/>
    <style:font-face style:name="WDVBNQ+Courier" svg:font-family="WDVBNQ+Courier"/>
    <style:font-face style:name="WFSWUS+Times-Roman" svg:font-family="WFSWUS+Times-Roman"/>
    <style:font-face style:name="YNGLXT+Times-Roman" svg:font-family="YNGLXT+Times-Roman"/>
    <style:font-face style:name="ARNPNG+Times-Italic" svg:font-family="ARNPNG+Times-Italic" style:font-family-generic="script"/>
    <style:font-face style:name="BOIDVS+Times-Italic" svg:font-family="BOIDVS+Times-Italic" style:font-family-generic="script"/>
    <style:font-face style:name="CVQBDL+TimesNewRomanPS-ItalicMT" svg:font-family="CVQBDL+TimesNewRomanPS-ItalicMT" style:font-family-generic="script"/>
    <style:font-face style:name="DJCYNK+Times-Italic" svg:font-family="DJCYNK+Times-Italic" style:font-family-generic="script"/>
    <style:font-face style:name="ETICWR+Times-Italic" svg:font-family="ETICWR+Times-Italic" style:font-family-generic="script"/>
    <style:font-face style:name="GDPUKS+TimesNewRomanPS-ItalicMT" svg:font-family="GDPUKS+TimesNewRomanPS-ItalicMT" style:font-family-generic="script"/>
    <style:font-face style:name="JOCZXI+Times-Italic" svg:font-family="JOCZXI+Times-Italic" style:font-family-generic="script"/>
    <style:font-face style:name="KFXQFA+Times-Italic" svg:font-family="KFXQFA+Times-Italic" style:font-family-generic="script"/>
    <style:font-face style:name="KSQLGI+TimesNewRomanPS-ItalicMT" svg:font-family="KSQLGI+TimesNewRomanPS-ItalicMT" style:font-family-generic="script"/>
    <style:font-face style:name="NARFMA+TimesNewRomanPS-ItalicMT" svg:font-family="NARFMA+TimesNewRomanPS-ItalicMT" style:font-family-generic="script"/>
    <style:font-face style:name="PCBAUS+Times-Italic" svg:font-family="PCBAUS+Times-Italic" style:font-family-generic="script"/>
    <style:font-face style:name="PHIUYE+TimesNewRomanPS-ItalicMT" svg:font-family="PHIUYE+TimesNewRomanPS-ItalicMT" style:font-family-generic="script"/>
    <style:font-face style:name="WDWQJE+Times-Italic" svg:font-family="WDWQJE+Times-Italic" style:font-family-generic="script"/>
    <style:font-face style:name="WNXONZ+Times-Italic" svg:font-family="WNXONZ+Times-Italic" style:font-family-generic="script"/>
    <style:font-face style:name="YELHPN+Times-Italic" svg:font-family="YELHPN+Times-Italic" style:font-family-generic="script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justify" style:justify-single-word="false" style:text-autospace="none"/>
      <style:text-properties style:font-name="Courier New" fo:font-size="8pt" style:font-name-asian="AXJZOD+TimesNewRomanPSMT" style:font-size-asian="8pt" style:font-name-complex="AXJZOD+TimesNewRomanPSMT" style:font-size-complex="8pt"/>
    </style:style>
    <style:style style:name="P2" style:family="paragraph" style:parent-style-name="Standard" style:list-style-name="">
      <style:paragraph-properties fo:text-align="justify" style:justify-single-word="false" style:text-autospace="none"/>
      <style:text-properties style:font-name="Courier New" fo:font-size="8pt" style:font-size-asian="8pt" style:font-size-complex="8pt"/>
    </style:style>
    <style:style style:name="P3" style:family="paragraph" style:parent-style-name="Standard" style:list-style-name="">
      <style:paragraph-properties fo:text-align="justify" style:justify-single-word="false" style:text-autospace="none"/>
      <style:text-properties style:font-name="Courier New" fo:font-size="8pt" style:font-name-asian="PCAEHH+TimesNewRomanPSMT" style:font-size-asian="8pt" style:font-name-complex="PCAEHH+TimesNewRomanPSMT" style:font-size-complex="8pt"/>
    </style:style>
    <style:style style:name="P4" style:family="paragraph" style:parent-style-name="Standard" style:list-style-name="">
      <style:paragraph-properties fo:text-align="justify" style:justify-single-word="false" style:text-autospace="none"/>
      <style:text-properties style:font-name="Courier New" fo:font-size="8pt" style:font-name-asian="RBQKKS+TimesNewRomanPSMT" style:font-size-asian="8pt" style:font-name-complex="RBQKKS+TimesNewRomanPSMT" style:font-size-complex="8pt"/>
    </style:style>
    <style:style style:name="P5" style:family="paragraph" style:parent-style-name="Standard" style:list-style-name="">
      <style:paragraph-properties fo:text-align="justify" style:justify-single-word="false" style:text-autospace="none"/>
      <style:text-properties style:font-name="Courier New" fo:font-size="8pt" style:font-name-asian="EFPJBX+CourierNewPSMT" style:font-size-asian="8pt" style:font-name-complex="EFPJBX+CourierNewPSMT" style:font-size-complex="8pt"/>
    </style:style>
    <style:style style:name="P6" style:family="paragraph" style:parent-style-name="Standard" style:list-style-name="">
      <style:paragraph-properties fo:text-align="justify" style:justify-single-word="false" style:text-autospace="none"/>
      <style:text-properties style:font-name="Courier New" fo:font-size="8pt" style:font-name-asian="IUCLSA+Times-Roman" style:font-size-asian="8pt" style:font-name-complex="IUCLSA+Times-Roman" style:font-size-complex="8pt"/>
    </style:style>
    <style:style style:name="P7" style:family="paragraph" style:parent-style-name="Standard" style:list-style-name="">
      <style:paragraph-properties fo:text-align="justify" style:justify-single-word="false" style:text-autospace="none"/>
      <style:text-properties style:font-name="Courier New" fo:font-size="8pt" style:font-name-asian="BSOXYR+Courier" style:font-size-asian="8pt" style:font-name-complex="BSOXYR+Courier" style:font-size-complex="8pt"/>
    </style:style>
    <style:style style:name="P8" style:family="paragraph" style:parent-style-name="Standard" style:list-style-name="">
      <style:paragraph-properties fo:text-align="justify" style:justify-single-word="false" style:text-autospace="none"/>
      <style:text-properties style:font-name="Courier New" fo:font-size="8pt" style:font-name-asian="HEVNMA+Times-Roman" style:font-size-asian="8pt" style:font-name-complex="HEVNMA+Times-Roman" style:font-size-complex="8pt"/>
    </style:style>
    <style:style style:name="P9" style:family="paragraph" style:parent-style-name="Standard" style:list-style-name="">
      <style:paragraph-properties fo:text-align="justify" style:justify-single-word="false" style:text-autospace="none"/>
      <style:text-properties style:font-name="Courier New" fo:font-size="8pt" style:font-name-asian="HAUUKG+Courier" style:font-size-asian="8pt" style:font-name-complex="HAUUKG+Courier" style:font-size-complex="8pt"/>
    </style:style>
    <style:style style:name="P10" style:family="paragraph" style:parent-style-name="Standard" style:list-style-name="">
      <style:paragraph-properties fo:text-align="justify" style:justify-single-word="false" style:text-autospace="none"/>
      <style:text-properties style:font-name="Courier New" fo:font-size="8pt" style:font-name-asian="YNGLXT+Times-Roman" style:font-size-asian="8pt" style:font-name-complex="YNGLXT+Times-Roman" style:font-size-complex="8pt"/>
    </style:style>
    <style:style style:name="P11" style:family="paragraph" style:parent-style-name="Standard" style:list-style-name="">
      <style:paragraph-properties fo:text-align="justify" style:justify-single-word="false" style:text-autospace="none"/>
      <style:text-properties style:font-name="Courier New" fo:font-size="8pt" style:font-name-asian="QBEMGZ+Times-Roman" style:font-size-asian="8pt" style:font-name-complex="QBEMGZ+Times-Roman" style:font-size-complex="8pt"/>
    </style:style>
    <style:style style:name="P12" style:family="paragraph" style:parent-style-name="Standard" style:list-style-name="">
      <style:paragraph-properties fo:text-align="justify" style:justify-single-word="false" style:text-autospace="none"/>
      <style:text-properties style:font-name="Courier New" fo:font-size="8pt" style:font-name-asian="ADLYMA+Times-Roman" style:font-size-asian="8pt" style:font-name-complex="ADLYMA+Times-Roman" style:font-size-complex="8pt"/>
    </style:style>
    <style:style style:name="P13" style:family="paragraph" style:parent-style-name="Standard" style:list-style-name="">
      <style:paragraph-properties fo:text-align="justify" style:justify-single-word="false" style:text-autospace="none"/>
      <style:text-properties style:font-name="Courier New" fo:font-size="8pt" style:font-name-asian="BVGLVP+Times-Roman" style:font-size-asian="8pt" style:font-name-complex="BVGLVP+Times-Roman" style:font-size-complex="8pt"/>
    </style:style>
    <style:style style:name="P14" style:family="paragraph" style:parent-style-name="Standard" style:list-style-name="">
      <style:paragraph-properties fo:text-align="justify" style:justify-single-word="false" style:text-autospace="none"/>
      <style:text-properties style:font-name="Courier New" fo:font-size="8pt" style:font-name-asian="BOMBRF+Times-Roman" style:font-size-asian="8pt" style:font-name-complex="BOMBRF+Times-Roman" style:font-size-complex="8pt"/>
    </style:style>
    <style:style style:name="P15" style:family="paragraph" style:parent-style-name="Standard" style:list-style-name="">
      <style:paragraph-properties fo:text-align="justify" style:justify-single-word="false" style:text-autospace="none"/>
      <style:text-properties style:font-name="Courier New" fo:font-size="8pt" style:font-name-asian="MNHEQO+Courier" style:font-size-asian="8pt" style:font-name-complex="MNHEQO+Courier" style:font-size-complex="8pt"/>
    </style:style>
    <style:style style:name="P16" style:family="paragraph" style:parent-style-name="Standard" style:list-style-name="">
      <style:paragraph-properties fo:text-align="justify" style:justify-single-word="false" style:text-autospace="none"/>
      <style:text-properties style:font-name="Courier New" fo:font-size="8pt" style:font-name-asian="UTQNZE+Times-Roman" style:font-size-asian="8pt" style:font-name-complex="UTQNZE+Times-Roman" style:font-size-complex="8pt"/>
    </style:style>
    <style:style style:name="P17" style:family="paragraph" style:parent-style-name="Standard" style:list-style-name="">
      <style:paragraph-properties fo:text-align="justify" style:justify-single-word="false" style:text-autospace="none"/>
      <style:text-properties style:font-name="Courier New" fo:font-size="8pt" style:font-name-asian="TSNLYA+Courier" style:font-size-asian="8pt" style:font-name-complex="TSNLYA+Courier" style:font-size-complex="8pt"/>
    </style:style>
    <style:style style:name="P18" style:family="paragraph" style:parent-style-name="Standard" style:list-style-name="">
      <style:paragraph-properties fo:text-align="justify" style:justify-single-word="false" style:text-autospace="none"/>
      <style:text-properties style:font-name="Courier New" fo:font-size="8pt" style:font-name-asian="ODCPLQ+Times-Roman" style:font-size-asian="8pt" style:font-name-complex="ODCPLQ+Times-Roman" style:font-size-complex="8pt"/>
    </style:style>
    <style:style style:name="P19" style:family="paragraph" style:parent-style-name="Standard" style:list-style-name="">
      <style:paragraph-properties fo:text-align="justify" style:justify-single-word="false" style:text-autospace="none"/>
      <style:text-properties style:font-name="Courier New" fo:font-size="8pt" style:font-name-asian="NSIERK+Courier" style:font-size-asian="8pt" style:font-name-complex="NSIERK+Courier" style:font-size-complex="8pt"/>
    </style:style>
    <style:style style:name="P20" style:family="paragraph" style:parent-style-name="Standard" style:list-style-name="">
      <style:paragraph-properties fo:text-align="justify" style:justify-single-word="false" style:text-autospace="none"/>
      <style:text-properties style:font-name="Courier New" fo:font-size="8pt" style:font-name-asian="WFSWUS+Times-Roman" style:font-size-asian="8pt" style:font-name-complex="WFSWUS+Times-Roman" style:font-size-complex="8pt"/>
    </style:style>
    <style:style style:name="P21" style:family="paragraph" style:parent-style-name="Standard" style:list-style-name="">
      <style:paragraph-properties fo:text-align="justify" style:justify-single-word="false" style:text-autospace="none"/>
      <style:text-properties style:font-name="Courier New" fo:font-size="8pt" style:font-name-asian="EAQXQW+Times-Roman" style:font-size-asian="8pt" style:font-name-complex="EAQXQW+Times-Roman" style:font-size-complex="8pt"/>
    </style:style>
    <style:style style:name="P22" style:family="paragraph" style:parent-style-name="Standard" style:list-style-name="">
      <style:paragraph-properties fo:text-align="justify" style:justify-single-word="false" style:text-autospace="none"/>
      <style:text-properties style:font-name="Courier New" fo:font-size="8pt" style:font-name-asian="IQGLCS+TimesNewRomanPSMT" style:font-size-asian="8pt" style:font-name-complex="IQGLCS+TimesNewRomanPSMT" style:font-size-complex="8pt"/>
    </style:style>
    <style:style style:name="P23" style:family="paragraph" style:parent-style-name="Standard" style:list-style-name="">
      <style:paragraph-properties fo:text-align="justify" style:justify-single-word="false" style:text-autospace="none"/>
      <style:text-properties style:font-name="Courier New" fo:font-size="8pt" style:font-name-asian="GJWNWY+Courier" style:font-size-asian="8pt" style:font-name-complex="GJWNWY+Courier" style:font-size-complex="8pt"/>
    </style:style>
    <style:style style:name="P24" style:family="paragraph" style:parent-style-name="Standard" style:list-style-name="">
      <style:paragraph-properties fo:text-align="justify" style:justify-single-word="false" style:text-autospace="none"/>
      <style:text-properties style:font-name="Courier New" fo:font-size="8pt" style:font-name-asian="MJQZIH+TimesNewRomanPSMT" style:font-size-asian="8pt" style:font-name-complex="MJQZIH+TimesNewRomanPSMT" style:font-size-complex="8pt"/>
    </style:style>
    <style:style style:name="P25" style:family="paragraph" style:parent-style-name="Standard" style:list-style-name="">
      <style:paragraph-properties fo:text-align="justify" style:justify-single-word="false" style:text-autospace="none"/>
      <style:text-properties style:font-name="Courier New" fo:font-size="8pt" style:font-name-asian="OMWOOY+Courier" style:font-size-asian="8pt" style:font-name-complex="OMWOOY+Courier" style:font-size-complex="8pt"/>
    </style:style>
    <style:style style:name="P26" style:family="paragraph" style:parent-style-name="Standard" style:list-style-name="">
      <style:paragraph-properties fo:text-align="justify" style:justify-single-word="false" style:text-autospace="none"/>
      <style:text-properties style:font-name="Courier New" fo:font-size="8pt" style:font-name-asian="CXNJVL+TimesNewRomanPSMT" style:font-size-asian="8pt" style:font-name-complex="CXNJVL+TimesNewRomanPSMT" style:font-size-complex="8pt"/>
    </style:style>
    <style:style style:name="P27" style:family="paragraph" style:parent-style-name="Standard" style:list-style-name="">
      <style:paragraph-properties fo:text-align="justify" style:justify-single-word="false" style:text-autospace="none"/>
      <style:text-properties style:font-name="Courier New" fo:font-size="8pt" style:font-name-asian="WDVBNQ+Courier" style:font-size-asian="8pt" style:font-name-complex="WDVBNQ+Courier" style:font-size-complex="8pt"/>
    </style:style>
    <style:style style:name="P28" style:family="paragraph" style:parent-style-name="Standard" style:list-style-name="">
      <style:paragraph-properties fo:text-align="justify" style:justify-single-word="false" style:text-autospace="none"/>
      <style:text-properties style:font-name="Courier New" fo:font-size="8pt" fo:font-weight="bold" style:font-name-asian="AXJZOD+TimesNewRomanPSMT" style:font-size-asian="8pt" style:font-weight-asian="bold" style:font-name-complex="AXJZOD+TimesNewRomanPSMT" style:font-size-complex="8pt" style:font-weight-complex="bold"/>
    </style:style>
    <style:style style:name="P29" style:family="paragraph" style:parent-style-name="Standard" style:list-style-name="">
      <style:paragraph-properties fo:text-align="justify" style:justify-single-word="false" style:text-autospace="none"/>
      <style:text-properties style:font-name="Courier New" fo:font-size="8pt" fo:font-weight="bold" style:font-name-asian="PCAEHH+TimesNewRomanPSMT" style:font-size-asian="8pt" style:font-weight-asian="bold" style:font-name-complex="PCAEHH+TimesNewRomanPSMT" style:font-size-complex="8pt" style:font-weight-complex="bold"/>
    </style:style>
    <style:style style:name="P30" style:family="paragraph" style:parent-style-name="Standard" style:list-style-name="">
      <style:paragraph-properties fo:text-align="justify" style:justify-single-word="false" style:text-autospace="none"/>
      <style:text-properties style:font-name="Courier New" fo:font-size="8pt" fo:font-weight="bold" style:font-name-asian="RBQKKS+TimesNewRomanPSMT" style:font-size-asian="8pt" style:font-weight-asian="bold" style:font-name-complex="RBQKKS+TimesNewRomanPSMT" style:font-size-complex="8pt" style:font-weight-complex="bold"/>
    </style:style>
    <style:style style:name="P31" style:family="paragraph" style:parent-style-name="Standard" style:list-style-name="">
      <style:paragraph-properties fo:text-align="justify" style:justify-single-word="false" style:text-autospace="none"/>
      <style:text-properties style:font-name="Courier New" fo:font-size="8pt" fo:font-weight="bold" style:font-name-asian="IUCLSA+Times-Roman" style:font-size-asian="8pt" style:font-weight-asian="bold" style:font-name-complex="IUCLSA+Times-Roman" style:font-size-complex="8pt" style:font-weight-complex="bold"/>
    </style:style>
    <style:style style:name="P32" style:family="paragraph" style:parent-style-name="Standard" style:list-style-name="">
      <style:paragraph-properties fo:text-align="justify" style:justify-single-word="false" style:text-autospace="none"/>
      <style:text-properties style:font-name="Courier New" fo:font-size="8pt" fo:font-weight="bold" style:font-size-asian="8pt" style:font-weight-asian="bold" style:font-size-complex="8pt" style:font-weight-complex="bold"/>
    </style:style>
    <style:style style:name="P33" style:family="paragraph" style:parent-style-name="Standard" style:list-style-name="">
      <style:paragraph-properties fo:text-align="justify" style:justify-single-word="false" style:text-autospace="none"/>
      <style:text-properties style:font-name="Courier New" fo:font-size="8pt" fo:font-weight="bold" style:font-name-asian="BVGLVP+Times-Roman" style:font-size-asian="8pt" style:font-weight-asian="bold" style:font-name-complex="BVGLVP+Times-Roman" style:font-size-complex="8pt" style:font-weight-complex="bold"/>
    </style:style>
    <style:style style:name="P34" style:family="paragraph" style:parent-style-name="Standard" style:list-style-name="">
      <style:paragraph-properties fo:text-align="justify" style:justify-single-word="false" style:text-autospace="none"/>
      <style:text-properties style:font-name="Courier New" fo:font-size="8pt" fo:font-weight="bold" style:font-name-asian="BOMBRF+Times-Roman" style:font-size-asian="8pt" style:font-weight-asian="bold" style:font-name-complex="BOMBRF+Times-Roman" style:font-size-complex="8pt" style:font-weight-complex="bold"/>
    </style:style>
    <style:style style:name="P35" style:family="paragraph" style:parent-style-name="Standard" style:list-style-name="">
      <style:paragraph-properties fo:text-align="justify" style:justify-single-word="false" style:text-autospace="none"/>
      <style:text-properties style:font-name="Courier New" fo:font-size="8pt" fo:font-weight="bold" style:font-name-asian="UTQNZE+Times-Roman" style:font-size-asian="8pt" style:font-weight-asian="bold" style:font-name-complex="UTQNZE+Times-Roman" style:font-size-complex="8pt" style:font-weight-complex="bold"/>
    </style:style>
    <style:style style:name="P36" style:family="paragraph" style:parent-style-name="Standard" style:list-style-name="">
      <style:paragraph-properties fo:text-align="justify" style:justify-single-word="false" style:text-autospace="none"/>
      <style:text-properties style:font-name="Courier New" fo:font-size="8pt" fo:font-weight="bold" style:font-name-asian="ODCPLQ+Times-Roman" style:font-size-asian="8pt" style:font-weight-asian="bold" style:font-name-complex="ODCPLQ+Times-Roman" style:font-size-complex="8pt" style:font-weight-complex="bold"/>
    </style:style>
    <style:style style:name="P37" style:family="paragraph" style:parent-style-name="Standard" style:list-style-name="">
      <style:paragraph-properties fo:text-align="justify" style:justify-single-word="false" style:text-autospace="none"/>
      <style:text-properties style:font-name="Courier New" fo:font-size="8pt" fo:font-weight="bold" style:font-name-asian="IQGLCS+TimesNewRomanPSMT" style:font-size-asian="8pt" style:font-weight-asian="bold" style:font-name-complex="IQGLCS+TimesNewRomanPSMT" style:font-size-complex="8pt" style:font-weight-complex="bold"/>
    </style:style>
    <style:style style:name="P38" style:family="paragraph" style:parent-style-name="Standard" style:list-style-name="">
      <style:paragraph-properties fo:text-align="justify" style:justify-single-word="false" style:text-autospace="none"/>
      <style:text-properties style:font-name="Courier New" fo:font-size="8pt" fo:font-weight="bold" style:font-name-asian="MJQZIH+TimesNewRomanPSMT" style:font-size-asian="8pt" style:font-weight-asian="bold" style:font-name-complex="MJQZIH+TimesNewRomanPSMT" style:font-size-complex="8pt" style:font-weight-complex="bold"/>
    </style:style>
    <style:style style:name="P39" style:family="paragraph" style:parent-style-name="Standard" style:list-style-name="">
      <style:paragraph-properties fo:text-align="justify" style:justify-single-word="false" style:text-autospace="none"/>
      <style:text-properties style:font-name="Courier New" fo:font-size="8pt" fo:font-weight="bold" style:font-name-asian="CXNJVL+TimesNewRomanPSMT" style:font-size-asian="8pt" style:font-weight-asian="bold" style:font-name-complex="CXNJVL+TimesNewRomanPSMT" style:font-size-complex="8pt" style:font-weight-complex="bold"/>
    </style:style>
    <style:style style:name="P40" style:family="paragraph" style:parent-style-name="Standard" style:list-style-name="">
      <style:paragraph-properties fo:text-align="justify" style:justify-single-word="false" fo:padding="0.074cm" fo:border-left="none" fo:border-right="none" fo:border-top="none" fo:border-bottom="0.002cm solid #000000" style:text-autospace="none" style:join-border="false"/>
      <style:text-properties style:font-name="Courier New" fo:font-size="8pt" style:font-size-asian="8pt" style:font-size-complex="8pt"/>
    </style:style>
    <style:style style:name="P41" style:family="paragraph" style:parent-style-name="Standard" style:list-style-name="">
      <style:paragraph-properties fo:text-align="justify" style:justify-single-word="false" fo:padding="0.074cm" fo:border-left="none" fo:border-right="none" fo:border-top="none" fo:border-bottom="0.002cm solid #000000" style:text-autospace="none" style:join-border="false"/>
      <style:text-properties style:font-name="Courier New" fo:font-size="8pt" style:font-name-asian="MJQZIH+TimesNewRomanPSMT" style:font-size-asian="8pt" style:font-name-complex="MJQZIH+TimesNewRomanPSMT" style:font-size-complex="8pt"/>
    </style:style>
    <style:style style:name="P42" style:family="paragraph" style:parent-style-name="Standard" style:list-style-name="">
      <style:paragraph-properties fo:text-align="justify" style:justify-single-word="false" fo:padding="0.074cm" fo:border-left="none" fo:border-right="none" fo:border-top="none" fo:border-bottom="0.002cm solid #000000" style:text-autospace="none" style:join-border="false"/>
      <style:text-properties style:font-name="Courier New" fo:font-size="8pt" style:font-name-asian="CXNJVL+TimesNewRomanPSMT" style:font-size-asian="8pt" style:font-name-complex="CXNJVL+TimesNewRomanPSMT" style:font-size-complex="8pt"/>
    </style:style>
    <style:style style:name="P43" style:family="paragraph" style:parent-style-name="Standard" style:list-style-name="">
      <style:paragraph-properties fo:text-align="justify" style:justify-single-word="false" fo:break-before="page" style:text-autospace="none"/>
      <style:text-properties style:font-name="Courier New" fo:font-size="8pt" fo:font-weight="bold" style:font-name-asian="HEVNMA+Times-Roman" style:font-size-asian="8pt" style:font-weight-asian="bold" style:font-name-complex="HEVNMA+Times-Roman" style:font-size-complex="8pt" style:font-weight-complex="bold"/>
    </style:style>
    <style:style style:name="P44" style:family="paragraph" style:parent-style-name="Standard" style:list-style-name="">
      <style:paragraph-properties fo:text-align="justify" style:justify-single-word="false" fo:break-before="page" style:text-autospace="none"/>
      <style:text-properties style:font-name="Courier New" fo:font-size="8pt" fo:font-weight="bold" style:font-size-asian="8pt" style:font-weight-asian="bold" style:font-size-complex="8pt" style:font-weight-complex="bold"/>
    </style:style>
    <style:style style:name="T1" style:family="text">
      <style:text-properties style:font-name-asian="AXJZOD+TimesNewRomanPSMT" style:font-name-complex="AXJZOD+TimesNewRomanPSMT"/>
    </style:style>
    <style:style style:name="T2" style:family="text">
      <style:text-properties style:font-name-asian="PCAEHH+TimesNewRomanPSMT"/>
    </style:style>
    <style:style style:name="T3" style:family="text">
      <style:text-properties style:font-name-asian="PCAEHH+TimesNewRomanPSMT" style:font-name-complex="PCAEHH+TimesNewRomanPSMT"/>
    </style:style>
    <style:style style:name="T4" style:family="text">
      <style:text-properties style:font-name-complex="PCAEHH+TimesNewRomanPSMT"/>
    </style:style>
    <style:style style:name="T5" style:family="text">
      <style:text-properties style:font-name-asian="RBQKKS+TimesNewRomanPSMT"/>
    </style:style>
    <style:style style:name="T6" style:family="text">
      <style:text-properties style:font-name-asian="RBQKKS+TimesNewRomanPSMT" style:font-name-complex="RBQKKS+TimesNewRomanPSMT"/>
    </style:style>
    <style:style style:name="T7" style:family="text">
      <style:text-properties style:font-name-complex="RBQKKS+TimesNewRomanPSMT"/>
    </style:style>
    <style:style style:name="T8" style:family="text">
      <style:text-properties style:font-name-asian="IUCLSA+Times-Roman"/>
    </style:style>
    <style:style style:name="T9" style:family="text">
      <style:text-properties style:font-name-asian="IUCLSA+Times-Roman" style:font-name-complex="IUCLSA+Times-Roman"/>
    </style:style>
    <style:style style:name="T10" style:family="text">
      <style:text-properties style:font-name-complex="IUCLSA+Times-Roman"/>
    </style:style>
    <style:style style:name="T11" style:family="text">
      <style:text-properties style:font-name-asian="HEVNMA+Times-Roman"/>
    </style:style>
    <style:style style:name="T12" style:family="text">
      <style:text-properties style:font-name-asian="HEVNMA+Times-Roman" style:font-name-complex="HEVNMA+Times-Roman"/>
    </style:style>
    <style:style style:name="T13" style:family="text">
      <style:text-properties style:font-name-complex="HEVNMA+Times-Roman"/>
    </style:style>
    <style:style style:name="T14" style:family="text">
      <style:text-properties style:font-name-asian="YNGLXT+Times-Roman"/>
    </style:style>
    <style:style style:name="T15" style:family="text">
      <style:text-properties style:font-name-asian="YNGLXT+Times-Roman" style:font-name-complex="YNGLXT+Times-Roman"/>
    </style:style>
    <style:style style:name="T16" style:family="text">
      <style:text-properties style:font-name-complex="YNGLXT+Times-Roman"/>
    </style:style>
    <style:style style:name="T17" style:family="text">
      <style:text-properties style:font-name-asian="QBEMGZ+Times-Roman" style:font-name-complex="QBEMGZ+Times-Roman"/>
    </style:style>
    <style:style style:name="T18" style:family="text">
      <style:text-properties style:font-name-asian="ADLYMA+Times-Roman"/>
    </style:style>
    <style:style style:name="T19" style:family="text">
      <style:text-properties style:font-name-asian="ADLYMA+Times-Roman" style:font-name-complex="ADLYMA+Times-Roman"/>
    </style:style>
    <style:style style:name="T20" style:family="text">
      <style:text-properties style:font-name-complex="ADLYMA+Times-Roman"/>
    </style:style>
    <style:style style:name="T21" style:family="text">
      <style:text-properties style:font-name-asian="BVGLVP+Times-Roman"/>
    </style:style>
    <style:style style:name="T22" style:family="text">
      <style:text-properties style:font-name-asian="BVGLVP+Times-Roman" style:font-name-complex="BVGLVP+Times-Roman"/>
    </style:style>
    <style:style style:name="T23" style:family="text">
      <style:text-properties style:font-name-complex="BVGLVP+Times-Roman"/>
    </style:style>
    <style:style style:name="T24" style:family="text">
      <style:text-properties style:font-name-asian="BOMBRF+Times-Roman" style:font-name-complex="BOMBRF+Times-Roman"/>
    </style:style>
    <style:style style:name="T25" style:family="text">
      <style:text-properties style:font-name-asian="UTQNZE+Times-Roman"/>
    </style:style>
    <style:style style:name="T26" style:family="text">
      <style:text-properties style:font-name-asian="UTQNZE+Times-Roman" style:font-name-complex="UTQNZE+Times-Roman"/>
    </style:style>
    <style:style style:name="T27" style:family="text">
      <style:text-properties style:font-name-complex="UTQNZE+Times-Roman"/>
    </style:style>
    <style:style style:name="T28" style:family="text">
      <style:text-properties style:font-name-asian="ODCPLQ+Times-Roman"/>
    </style:style>
    <style:style style:name="T29" style:family="text">
      <style:text-properties style:font-name-asian="ODCPLQ+Times-Roman" style:font-name-complex="ODCPLQ+Times-Roman"/>
    </style:style>
    <style:style style:name="T30" style:family="text">
      <style:text-properties style:font-name-complex="ODCPLQ+Times-Roman"/>
    </style:style>
    <style:style style:name="T31" style:family="text">
      <style:text-properties style:font-name-asian="WFSWUS+Times-Roman"/>
    </style:style>
    <style:style style:name="T32" style:family="text">
      <style:text-properties style:font-name-asian="WFSWUS+Times-Roman" style:font-name-complex="WFSWUS+Times-Roman"/>
    </style:style>
    <style:style style:name="T33" style:family="text">
      <style:text-properties style:font-name-complex="WFSWUS+Times-Roman"/>
    </style:style>
    <style:style style:name="T34" style:family="text">
      <style:text-properties style:font-name-asian="EAQXQW+Times-Roman"/>
    </style:style>
    <style:style style:name="T35" style:family="text">
      <style:text-properties style:font-name-asian="EAQXQW+Times-Roman" style:font-name-complex="EAQXQW+Times-Roman"/>
    </style:style>
    <style:style style:name="T36" style:family="text">
      <style:text-properties style:font-name-complex="EAQXQW+Times-Roman"/>
    </style:style>
    <style:style style:name="T37" style:family="text">
      <style:text-properties style:font-name-asian="IQGLCS+TimesNewRomanPSMT"/>
    </style:style>
    <style:style style:name="T38" style:family="text">
      <style:text-properties style:font-name-asian="IQGLCS+TimesNewRomanPSMT" style:font-name-complex="IQGLCS+TimesNewRomanPSMT"/>
    </style:style>
    <style:style style:name="T39" style:family="text">
      <style:text-properties style:font-name-complex="IQGLCS+TimesNewRomanPSMT"/>
    </style:style>
    <style:style style:name="T40" style:family="text">
      <style:text-properties style:font-name-asian="MJQZIH+TimesNewRomanPSMT"/>
    </style:style>
    <style:style style:name="T41" style:family="text">
      <style:text-properties style:font-name-asian="MJQZIH+TimesNewRomanPSMT" style:font-name-complex="MJQZIH+TimesNewRomanPSMT"/>
    </style:style>
    <style:style style:name="T42" style:family="text">
      <style:text-properties style:font-name-complex="MJQZIH+TimesNewRomanPSMT"/>
    </style:style>
    <style:style style:name="T43" style:family="text">
      <style:text-properties style:font-name-asian="CXNJVL+TimesNewRomanPSMT"/>
    </style:style>
    <style:style style:name="T44" style:family="text">
      <style:text-properties style:font-name-asian="CXNJVL+TimesNewRomanPSMT" style:font-name-complex="CXNJVL+TimesNewRomanPSMT"/>
    </style:style>
    <style:style style:name="T45" style:family="text">
      <style:text-properties style:font-name-complex="CXNJVL+TimesNewRomanPSMT"/>
    </style:style>
    <style:style style:name="T46" style:family="text">
      <style:text-properties style:font-name-asian="PHIUYE+TimesNewRomanPS-ItalicMT" style:font-name-complex="PHIUYE+TimesNewRomanPS-ItalicMT"/>
    </style:style>
    <style:style style:name="T47" style:family="text">
      <style:text-properties style:font-name-asian="GDPUKS+TimesNewRomanPS-ItalicMT" style:font-name-complex="GDPUKS+TimesNewRomanPS-ItalicMT"/>
    </style:style>
    <style:style style:name="T48" style:family="text">
      <style:text-properties style:font-name-asian="EFPJBX+CourierNewPSMT" style:font-name-complex="EFPJBX+CourierNewPSMT"/>
    </style:style>
    <style:style style:name="T49" style:family="text">
      <style:text-properties style:font-name-asian="ETICWR+Times-Italic" style:font-name-complex="ETICWR+Times-Italic"/>
    </style:style>
    <style:style style:name="T50" style:family="text">
      <style:text-properties style:font-name-asian="BSOXYR+Courier" style:font-name-complex="BSOXYR+Courier"/>
    </style:style>
    <style:style style:name="T51" style:family="text">
      <style:text-properties style:font-name-asian="KFXQFA+Times-Italic" style:font-name-complex="KFXQFA+Times-Italic"/>
    </style:style>
    <style:style style:name="T52" style:family="text">
      <style:text-properties style:font-name-asian="HAUUKG+Courier" style:font-name-complex="HAUUKG+Courier"/>
    </style:style>
    <style:style style:name="T53" style:family="text">
      <style:text-properties style:font-name-asian="PCBAUS+Times-Italic" style:font-name-complex="PCBAUS+Times-Italic"/>
    </style:style>
    <style:style style:name="T54" style:family="text">
      <style:text-properties style:font-name-asian="JOCZXI+Times-Italic" style:font-name-complex="JOCZXI+Times-Italic"/>
    </style:style>
    <style:style style:name="T55" style:family="text">
      <style:text-properties style:font-name-asian="WDWQJE+Times-Italic" style:font-name-complex="WDWQJE+Times-Italic"/>
    </style:style>
    <style:style style:name="T56" style:family="text">
      <style:text-properties style:font-name-asian="WNXONZ+Times-Italic" style:font-name-complex="WNXONZ+Times-Italic"/>
    </style:style>
    <style:style style:name="T57" style:family="text">
      <style:text-properties style:font-name-asian="DJCYNK+Times-Italic" style:font-name-complex="DJCYNK+Times-Italic"/>
    </style:style>
    <style:style style:name="T58" style:family="text">
      <style:text-properties style:font-name-asian="MNHEQO+Courier"/>
    </style:style>
    <style:style style:name="T59" style:family="text">
      <style:text-properties style:font-name-asian="MNHEQO+Courier" style:font-name-complex="MNHEQO+Courier"/>
    </style:style>
    <style:style style:name="T60" style:family="text">
      <style:text-properties style:font-name-asian="ARNPNG+Times-Italic" style:font-name-complex="ARNPNG+Times-Italic"/>
    </style:style>
    <style:style style:name="T61" style:family="text">
      <style:text-properties style:font-name-asian="TSNLYA+Courier" style:font-name-complex="TSNLYA+Courier"/>
    </style:style>
    <style:style style:name="T62" style:family="text">
      <style:text-properties style:font-name-asian="BOIDVS+Times-Italic" style:font-name-complex="BOIDVS+Times-Italic"/>
    </style:style>
    <style:style style:name="T63" style:family="text">
      <style:text-properties style:font-name-asian="NSIERK+Courier" style:font-name-complex="NSIERK+Courier"/>
    </style:style>
    <style:style style:name="T64" style:family="text">
      <style:text-properties style:font-name-asian="KYVDLE+Courier" style:font-name-complex="KYVDLE+Courier"/>
    </style:style>
    <style:style style:name="T65" style:family="text">
      <style:text-properties style:font-name-asian="YELHPN+Times-Italic" style:font-name-complex="YELHPN+Times-Italic"/>
    </style:style>
    <style:style style:name="T66" style:family="text">
      <style:text-properties style:font-name-asian="NARFMA+TimesNewRomanPS-ItalicMT" style:font-name-complex="NARFMA+TimesNewRomanPS-ItalicMT"/>
    </style:style>
    <style:style style:name="T67" style:family="text">
      <style:text-properties style:font-name-asian="GJWNWY+Courier" style:font-name-complex="GJWNWY+Courier"/>
    </style:style>
    <style:style style:name="T68" style:family="text">
      <style:text-properties style:font-name-asian="CVQBDL+TimesNewRomanPS-ItalicMT" style:font-name-complex="CVQBDL+TimesNewRomanPS-ItalicMT"/>
    </style:style>
    <style:style style:name="T69" style:family="text">
      <style:text-properties style:font-name-asian="KPSHBO+Wingdings" style:font-name-complex="KPSHBO+Wingdings"/>
    </style:style>
    <style:style style:name="T70" style:family="text">
      <style:text-properties style:font-name-asian="OMWOOY+Courier" style:font-name-complex="OMWOOY+Courier"/>
    </style:style>
    <style:style style:name="T71" style:family="text">
      <style:text-properties style:font-name-asian="KSQLGI+TimesNewRomanPS-ItalicMT" style:font-name-complex="KSQLGI+TimesNewRomanPS-ItalicMT"/>
    </style:style>
    <style:style style:name="T72" style:family="text">
      <style:text-properties style:font-name-asian="WDVBNQ+Courier" style:font-name-complex="WDVBNQ+Courier"/>
    </style:style>
    <style:style style:name="T73" style:family="text">
      <style:text-properties fo:font-weight="bold"/>
    </style:style>
    <style:style style:name="T74" style:family="text">
      <style:text-properties style:font-weight-asian="bold"/>
    </style:style>
    <style:style style:name="T75" style:family="text">
      <style:text-properties style:font-weight-complex="bold"/>
    </style:style>
    <style:style style:name="T76" style:family="text">
      <style:text-properties style:font-name-complex="MNHEQO+Courie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6. (6 valores)</text:p>
      <text:p text:style-name="P1">Considere uma <text:span text:style-name="T46">cache </text:span><text:s/>do tipo <text:span text:style-name="T46">8-way set associative </text:span><text:s/>com 1024k <text:span text:style-name="T46">byte </text:span><text:s/>de RAM de dados em linhas de 32 <text:span text:style-name="T46">byte</text:span> , integrada num sistema com endereçamento a 32 <text:span text:style-name="T46">bit</text:span> .</text:p>
      <text:p text:style-name="P1">a) [2] Determine, em <text:span text:style-name="T46">bits</text:span> , a dimensão dos campos OFFSET, INDEX (SET) e TAG.</text:p>
      <text:p text:style-name="P1">b) [2] Descreva uma possível política de substituição que seja eficiente.</text:p>
      <text:p text:style-name="P40"><text:span text:style-name="T1">c) [2] A taxa de ocupação de uma cache com </text:span><text:span text:style-name="T46">4-way set associative</text:span><text:span text:style-name="T1"> , com a mesma dimensão de memória de dados, é menor que a de uma </text:span><text:span text:style-name="T46">8-way set associative</text:span><text:span text:style-name="T1"> . Indique um cenário que confirme esta afirmação.</text:span></text:p>
      <text:p text:style-name="P2">5. [4 valores]</text:p>
      <text:p text:style-name="P3">Escreva, em assembly IA-32, o código da função:</text:p>
      <text:p text:style-name="P3">unsigned int strspn(const char * str, const char * strCharSet);</text:p>
      <text:p text:style-name="P3">que retorna o índice do primeiro carácter de str que não ocorre em strCharSet.</text:p>
      <text:p text:style-name="P40"><text:span text:style-name="T3">Exemplo: strspn("acabada", "abc") deve retornar 5.</text:span></text:p>
      <text:p text:style-name="P29">6. [3 valores]</text:p>
      <text:p text:style-name="P3">Escreva, em assembly IA-32, o código da função</text:p>
      <text:p text:style-name="P29">const char * longest_match(const char * vstr[], unsigned int nstrs, const char * strCharSet);</text:p>
      <text:p text:style-name="P3">que recebe, em vstr, um array de nstrs strings e retorna a que começar com o maior número de caracteres</text:p>
      <text:p text:style-name="P3">presentes em strCharSet.</text:p>
      <text:p text:style-name="P3">Exemplo: sendo const char * palavras[] = { "acabei", "abacate", "abadessa" }, a execução de</text:p>
      <text:p text:style-name="P3">longest_match(palavras, 3, "abc") deve retornar o endereço de "abacate".</text:p>
      <text:p text:style-name="P40"><text:span text:style-name="T3">Tire partido da função desenvolvida em 5.</text:span></text:p>
      <text:p text:style-name="P30">4. [8 valores]</text:p>
      <text:p text:style-name="P4">No "<text:span text:style-name="T47">Intel® 64 and IA-32 Architectures Optimization Reference Manual</text:span>" (Nov. 06, pp. 3-61) afirma-se</text:p>
      <text:p text:style-name="P4">que:Nos processadores Intel Core 2 Duo, Intel Core Duo, Intel Core Solo e Pentium M, a</text:p>
      <text:p text:style-name="P4">utilização simultânea de mais de 8 localizações afastadas entre si de múltiplos de 4 <text:span text:style-name="T47">Kbytes </text:span>resultará</text:p>
      <text:p text:style-name="P4">num excesso de ocorrências de <text:span text:style-name="T47">cache-misses </text:span>no primeiro nível de <text:span text:style-name="T47">cache</text:span>.</text:p>
      <text:p text:style-name="P4">Sabendo que a dimensão de cada linha de <text:span text:style-name="T47">cache </text:span>é de 64 <text:span text:style-name="T47">bytes</text:span>:</text:p>
      <text:p text:style-name="P4">a) [2] Qual o tipo de organização da <text:span text:style-name="T47">cache</text:span>? Justifique.</text:p>
      <text:p text:style-name="P4">b) [3] Qual a capacidade (em dados) da <text:span text:style-name="T47">cache</text:span>? Apresente os cálculos.</text:p>
      <text:p text:style-name="P4">c) [3] Considerando um espaço de endereçamento a 32 <text:span text:style-name="T47">bits</text:span>, qual a capacidade da RAM de <text:span text:style-name="T47">tags</text:span>?</text:p>
      <text:p text:style-name="P40"><text:span text:style-name="T6">Apresente os cálculos.</text:span></text:p>
      <text:p text:style-name="P30">8. [9 valores]</text:p>
      <text:p text:style-name="P30">a) [5] Implemente, em <text:span text:style-name="T47">assembly </text:span>IA-32, a seguinte função:</text:p>
      <text:p text:style-name="P5">char * struprcnt(char * str, unsigned int * pcnt);</text:p>
      <text:p text:style-name="P4">que converte para maiúsculas os caracteres da <text:span text:style-name="T47">string </text:span><text:span text:style-name="T48">str</text:span>, deixando na localização apontada por <text:span text:style-name="T48">pcnt</text:span></text:p>
      <text:p text:style-name="P4">o número de caracteres convertidos. A função retorna o endereço da sequência convertida.</text:p>
      <text:p text:style-name="P4">Para a conversão de cada carácter, utilize a função <text:span text:style-name="T48">toupper</text:span>, que recebe o valor de um carácter e, se</text:p>
      <text:p text:style-name="P4">este for uma letra minúscula, retorna o valor da maiúscula correspondente; nas outras situações retorna</text:p>
      <text:p text:style-name="P4">o valor recebido, sem modificação.</text:p>
      <text:p text:style-name="P5">int toupper(int c);</text:p>
      <text:p text:style-name="P4">Se precisar de verificar se um carácter corresponde a uma letra minúscula, utilize a função <text:span text:style-name="T48">islower</text:span>, que recebe o valor de um carácter, retornando um valor diferente de zero se este corresponder a uma minúscula.</text:p>
      <text:p text:style-name="P5">int islower(int c);</text:p>
      <text:p text:style-name="P30">b) [4] Considere as seguintes definições:</text:p>
      <text:p text:style-name="P5">struct StrToConvert { unsigned int nconverted; char * str; };</text:p>
      <text:p text:style-name="P5">unsigned int ConvertAllStrs(struct StrToConvert toConv[],</text:p>
      <text:p text:style-name="P5">unsigned int nconvs,</text:p>
      <text:p text:style-name="P5">char * (*strconvf)(char *, unsigned int *));</text:p>
      <text:p text:style-name="P4">Implemente, em <text:span text:style-name="T47">assembly </text:span>IA-32, a função <text:span text:style-name="T48">ConvertAllStrs</text:span>, que aplica a função de conversão apontada por <text:span text:style-name="T48">strconvf </text:span>às <text:span text:style-name="T47">strings </text:span>apontadas pelos campos <text:span text:style-name="T48">str </text:span>de cada um dos <text:span text:style-name="T48">nconvs </text:span>elementos do <text:span text:style-name="T47">array </text:span><text:span text:style-name="T48">toConv</text:span>, retornando o número total de caracteres convertidos.</text:p>
      <text:p text:style-name="P2"><text:span text:style-name="T6">A função de conversão apontada por </text:span><text:span text:style-name="T48">strconvf </text:span><text:span text:style-name="T6">recebe, como primeiro argumento o endereço da </text:span><text:span text:style-name="T47">string </text:span><text:span text:style-name="T6">a converter e, como segundo argumento, o ponteiro para a localização onde deixar o número de </text:span><text:span text:style-name="T6">caracteres convertidos. Retorna o endereço da sequência convertida.</text:span></text:p>
      <text:p text:style-name="P31">3. (2 valores)</text:p>
      <text:p text:style-name="P6">Para a concepção de uma <text:span text:style-name="T49">cache</text:span>, considerando uma determinada dimensão de RAM de dados, apresente as vantagens e inconvenientes de optar por mapeamento directo ou <text:span text:style-name="T49">2-way <text:s/>set associative</text:span>.</text:p>
      <text:p text:style-name="P31">4. (2 valores)</text:p>
      <text:p text:style-name="P2"><text:span text:style-name="T9">Numa </text:span><text:span text:style-name="T49">cache </text:span><text:span text:style-name="T9">do tipo </text:span><text:span text:style-name="T49">4-way set associative</text:span><text:span text:style-name="T9">, cada valor de SET (INDEX) selecciona um campo </text:span><text:span text:style-name="T9">de TAG ou quatro campos de TAG em simultâneo? Justifique.</text:span></text:p>
      <text:p text:style-name="P31">8. (5 valores)</text:p>
      <text:p text:style-name="P6">Escreva, em <text:span text:style-name="T49">assembly </text:span>IA-32, o código da função</text:p>
      <text:p text:style-name="P7">char * getStringAddress(int count, const char * match, ...);</text:p>
      <text:p text:style-name="P6">que recebe, na lista de parâmetros variável, um conjunto de ponteiros para <text:span text:style-name="T49">strings</text:span>, com tipo <text:span text:style-name="T50">char *</text:span>, e compara cada uma das <text:span text:style-name="T49">strings </text:span>com a apontada por <text:span text:style-name="T50">match</text:span>, terminando quando tiver encontrado <text:span text:style-name="T50">count </text:span><text:span text:style-name="T49">strings </text:span>idênticas a <text:span text:style-name="T50">match </text:span>e retornando o endereço da última delas. </text:p>
      <text:p text:style-name="P6">Se não houver <text:span text:style-name="T49">strings </text:span>idênticas em número suficiente, retorna NULL. A lista de parâmetros variável é terminada por um ponteiro com o valor NULL. </text:p>
      <text:p text:style-name="P6">Para fazer as comparações, deve utilizar a função de biblioteca </text:p>
      <text:p text:style-name="P6"><text:span text:style-name="T50">int strcmp( const char * str1, const char * str2 );</text:span></text:p>
      <text:p text:style-name="P2"><text:span text:style-name="T9">que retorna zero se as </text:span><text:span text:style-name="T49">strings </text:span><text:span text:style-name="T9">apontadas por </text:span><text:span text:style-name="T50">str1 </text:span><text:span text:style-name="T9">e </text:span><text:span text:style-name="T50">str2 </text:span><text:span text:style-name="T9">forem idênticas.</text:span></text:p>
      <text:p text:style-name="P2"><text:span text:style-name="T1"/></text:p>
      <text:p text:style-name="P43">4. (3,5 valores) </text:p>
      <text:p text:style-name="P8">Considere um processador com <text:span text:style-name="T51">cache</text:span> <text:s/>interna L1 e L2. Admita que a cache L2 é 4-<text:span text:style-name="T51">way</text:span> <text:s/><text:span text:style-name="T51">set</text:span> <text:s/><text:span text:style-name="T51">associative</text:span>, com 512 Kbyte de dados em linhas de 32 bytes. </text:p>
      <text:p text:style-name="P8">a) (1) Qual é a dimensão, em bits, da memória de <text:span text:style-name="T51">Tag</text:span>? Apresente os cálculos. </text:p>
      <text:p text:style-name="P8">b) (1) Que vantagens e inconvenientes teria a modificação para uma organização 8-<text:span text:style-name="T51">way</text:span>? </text:p>
      <text:p text:style-name="P8">c) <text:s/>(1) <text:s/>Que <text:s/>vantagens <text:s/>e <text:s/>inconvenientes <text:s/>teria <text:s/>a modificação <text:s/>da <text:s/>dimensão da linha para 64 <text:s/>bytes? </text:p>
      <text:p text:style-name="P40"><text:span text:style-name="T12">d) (0,5) Admitindo a possibilidade de dispor de maior área de circuito integrado para memória de </text:span><text:span text:style-name="T51">cache</text:span><text:span text:style-name="T12">, explique os critérios a seguir para utilizar essa memória em </text:span><text:span text:style-name="T51">Data</text:span><text:span text:style-name="T12"> ou em </text:span><text:span text:style-name="T51">Tag</text:span><text:span text:style-name="T12">. </text:span></text:p>
      <text:p text:style-name="P2">8. (4 valores) </text:p>
      <text:p text:style-name="P8">Considere as seguintes definições: </text:p>
      <text:p text:style-name="P9">typedef struct {</text:p>
      <text:p text:style-name="P9">void * context;</text:p>
      <text:p text:style-name="P9">int (*func)(void * ctx, int n, ...);</text:p>
      <text:p text:style-name="P9">} Function;</text:p>
      <text:p text:style-name="P9">int TestAll(Function * f[], int nfuncs, int nwords, ...);</text:p>
      <text:p text:style-name="P40"><text:span text:style-name="T12">Implemente, em </text:span><text:span text:style-name="T51">assembly</text:span><text:span text:style-name="T12"> IA-32, a função </text:span><text:span text:style-name="T52">TestAll</text:span><text:span text:style-name="T12">, que, para cada um dos </text:span><text:span text:style-name="T52">nfuncs</text:span><text:span text:style-name="T12"> elementos de <text:s/></text:span><text:span text:style-name="T52">f</text:span><text:span text:style-name="T12">, <text:s/>chama <text:s/>a <text:s/>função <text:s/>indicada <text:s/>pelo <text:s/>respectivo <text:s/>campo <text:s/></text:span><text:span text:style-name="T52">func</text:span><text:span text:style-name="T12">, <text:s/>passando <text:s/>como <text:s/>argumentos <text:s/>o valor do <text:s/>campo </text:span><text:span text:style-name="T52">context</text:span><text:span text:style-name="T12">, o valor de </text:span><text:span text:style-name="T52">nwords</text:span><text:span text:style-name="T12"> <text:s/>e <text:s/>as </text:span><text:span text:style-name="T52">nwords</text:span><text:span text:style-name="T12"> </text:span><text:span text:style-name="T51">words</text:span><text:span text:style-name="T12"> <text:s/>recebidas por </text:span><text:span text:style-name="T52">TestAll</text:span><text:span text:style-name="T12"> na lista de argumentos variável. A função </text:span><text:span text:style-name="T52">TestAll</text:span><text:span text:style-name="T12"> retorna a soma dos valores retornados pelas várias chamadas. </text:span></text:p>
      <text:p text:style-name="P32"><text:span text:style-name="T15">4. [4 valores]</text:span></text:p>
      <text:p text:style-name="P10">Nos processadores Intel baseados na microarquitectura Core, há uma versão em que a cache de nível 2 é</text:p>
      <text:p text:style-name="P10">associativa de 8 vias com 2 Mbyte dados em linhas de 64 byte.</text:p>
      <text:p text:style-name="P10">a) [2] Considerando que o endereçamento destes processadores é a 36 bit, determine o número de linhas</text:p>
      <text:p text:style-name="P10">e os bits de endereço que definem os campos BYTE OFFSET, SET (INDEX) e TAG.</text:p>
      <text:p text:style-name="P10">b) [1] Noutra versão, a RAM de dados da <text:span text:style-name="T53">cache </text:span><text:s/>tem 4 Mbyte. Indique as opções possíveis relativamente</text:p>
      <text:p text:style-name="P10">aos parâmetros da cache a alterar para ter esta dimensão.</text:p>
      <text:p text:style-name="P10">c) [1] Apresente as razões que no seu entender motivaram o fabricante a optar por duplicar o número de</text:p>
      <text:p text:style-name="P40"><text:span text:style-name="T15">vias.</text:span></text:p>
      <text:p text:style-name="P11">Admita a definição dos campos do endereço, para acesso a uma <text:span text:style-name="T54">cache </text:span>L2, como é mostrado na figura</text:p>
      <text:p text:style-name="P11"><text:s/>A35 A18 A17 A6 A5 A0</text:p>
      <text:p text:style-name="P11">TAG SET (INDEX) BYTE OFFSET</text:p>
      <text:p text:style-name="P11">a) [2] Para a <text:span text:style-name="T54">cache </text:span>com estas definições, qual é a dimensão total mínima da memória de dados? Caracterize este sistema de <text:span text:style-name="T54">cache</text:span>, relativamente a número de vias, dimensão de cada via e dimensão da linha.</text:p>
      <text:p text:style-name="P11">b) [2] Mantendo os campos idênticos, duplicou-se o número de vias. Caracterize o novo sistema de <text:span text:style-name="T54">cache</text:span>.</text:p>
      <text:p text:style-name="P11">c) [2 Enumere as vantagens e desvantagens da solução apresentada na alínea anterior.</text:p>
      <text:p text:style-name="P40"><text:span text:style-name="T17">d) [2] Indique a relação que existe entre: dimensão da TAG e a dimensão da memória de dados; dimensão do SET (INDEX) e a dimensão da memória de dados.</text:span></text:p>
      <text:p text:style-name="P2">3. (x valores)</text:p>
      <text:p text:style-name="P12">Admita a existência de um sistema de cache L2 2-<text:span text:style-name="T55">way set associative, </text:span>com as seguintes</text:p>
      <text:p text:style-name="P12">características:</text:p>
      <text:p text:style-name="P12">TAG: 15 bits</text:p>
      <text:p text:style-name="P12">INDEX(SET): 12 bits</text:p>
      <text:p text:style-name="P12">BYTE OFFSET: 5 bits</text:p>
      <text:p text:style-name="P12">a) [x] Determine a dimensão da memória de dados.</text:p>
      <text:p text:style-name="P12">b) [x] Determine a capacidade (física) de endereçamento do sistema.</text:p>
      <text:p text:style-name="P12">c) [x] Mantendo os campos TAG, INDEX, BYTE OFFSET, retirou-se uma <text:span text:style-name="T55">way (</text:span>via). Determine a nova dimensão da memória de dados.</text:p>
      <text:p text:style-name="P12">d) [x] Mantendo a memória de dados com a mesma dimensão determinada na alínea a), retirou-se uma <text:span text:style-name="T55">way (</text:span>via). Determine, em <text:span text:style-name="T55">bits, </text:span>a dimensão dos campos TAG, INDEX e BYTE OFFSET.</text:p>
      <text:p text:style-name="P40"><text:span text:style-name="T19">e) [x] Indique, justificando, relativamente aos três sistemas de cache, o inicial, o determinado na alínea c) e o determinado na alínea d), por qual optava.</text:span></text:p>
      <text:p text:style-name="P32"><text:span text:style-name="T22">4. (1 valor)</text:span></text:p>
      <text:p text:style-name="P13">No contexto dos sistemas de cache <text:span text:style-name="T56">n-way <text:s/>set <text:s/>associative</text:span>, indique, justificando, se é verdadeira ou falsa a afirmação: “para carregar um novo conteúdo, pode ocorrer a necessidade de substituir uma linha preenchida, ainda que outras linhas estejam vazias”</text:p>
      <text:p text:style-name="P33">5. (3 valores)</text:p>
      <text:p text:style-name="P13">Considerando uma cache de nível 2 com 256 kbyte de dados em linhas de 64 bytes, com organização <text:span text:style-name="T56">4-way set-associative</text:span>, num computador com endereçamento a 32 bits, determine:</text:p>
      <text:p text:style-name="P13">a) [1] Os bits de endereço que formam os campos <text:span text:style-name="T56">byte-offset</text:span>, <text:span text:style-name="T56">set </text:span>e <text:span text:style-name="T56">tag</text:span>;</text:p>
      <text:p text:style-name="P13">b) [1] A dimensão total, em bits, da memória de gestão que inclui os campos de <text:span text:style-name="T56">Tag</text:span>, <text:span text:style-name="T56">Valid </text:span>e <text:span text:style-name="T56">Modified </text:span>(admitindo que a política de escrita é <text:span text:style-name="T56">write-back</text:span>);</text:p>
      <text:p text:style-name="P40"><text:span text:style-name="T22">c) [1] As alterações da memória de gestão se a organização fosse alterada para 8 vias, mantendo a dimensão total da memória de dados e o comprimento das linhas.</text:span></text:p>
      <text:p text:style-name="P2">1. (5 valores)</text:p>
      <text:p text:style-name="P14">Escreva, em <text:span text:style-name="T57">assembly </text:span>IA-32, o código da função</text:p>
      <text:p text:style-name="P15">char *strNesimaStr(const char *str1, const char *str2, int nesima); </text:p>
      <text:p text:style-name="P14">que retorna o apontador para a n-ésima ocorrência do conteúdo da string <text:span text:style-name="T59">str2 </text:span>na <text:span text:style-name="T57">string </text:span><text:span text:style-name="T59">str1</text:span>. Se não existir o número de ocorrências pretendido, retorna o valor <text:span text:style-name="T59">NULL</text:span>.</text:p>
      <text:p text:style-name="P14">Para localizar as ocorrências da <text:span text:style-name="T57">string </text:span>deve utilizar as funções de biblioteca</text:p>
      <text:p text:style-name="P15">char * strstr(const char *cs, const char *ct);</text:p>
      <text:p text:style-name="P14">que retorna o apontador para primeira ocorrência da string <text:span text:style-name="T59">ct </text:span>na string <text:span text:style-name="T59">cs</text:span>, ou <text:span text:style-name="T59">NULL </text:span>se não existir;</text:p>
      <text:p text:style-name="P2"><text:span text:style-name="T59">int strlen(const char * cs);</text:span><text:span text:style-name="T24">que retorna a dimensão da string </text:span><text:span text:style-name="T59">cs</text:span><text:span text:style-name="T24">.</text:span></text:p>
      <text:p text:style-name="P34"><text:soft-page-break/>2. (5 valores)</text:p>
      <text:p text:style-name="P14">Dada a estrutura</text:p>
      <text:p text:style-name="P15">struct FuncDsc {</text:p>
      <text:p text:style-name="P15">void (*func)(char, int);</text:p>
      <text:p text:style-name="P15">int i;</text:p>
      <text:p text:style-name="P15">char c;</text:p>
      <text:p text:style-name="P15">};</text:p>
      <text:p text:style-name="P14">Escreva, em <text:span text:style-name="T57">assembly </text:span>IA-32, o código da função</text:p>
      <text:p text:style-name="P15">void FuncCaller(struct FuncDsc *f);</text:p>
      <text:p text:style-name="P40"><text:span text:style-name="T24">que recebe um apontador para a estrutura </text:span><text:span text:style-name="T59">FuncDsc </text:span><text:span text:style-name="T24">e realiza a chamada à função </text:span><text:span text:style-name="T59">func</text:span><text:span text:style-name="T24">, com os parâmetros </text:span><text:span text:style-name="T59">i </text:span><text:span text:style-name="T24">e </text:span><text:span text:style-name="T59">c</text:span><text:span text:style-name="T24">.</text:span></text:p>
      <text:p text:style-name="P32"><text:span text:style-name="T26">4. [4 valores]</text:span></text:p>
      <text:p text:style-name="P40"><text:span text:style-name="T26">Comente a seguinte afirmação: “A utilização da política de actualização </text:span><text:span text:style-name="T60">write-through </text:span><text:span text:style-name="T26"><text:s/>em </text:span><text:span text:style-name="T60">caches </text:span><text:span text:style-name="T26"><text:s/>permite garantir a consistência de dados no sistema de uma forma simples. Contudo, esta simplicidade traduz-se numa relativa degradação no desempenho do sistema.”</text:span></text:p>
      <text:p text:style-name="P32"><text:span text:style-name="T26">5. [6 valores]</text:span></text:p>
      <text:p text:style-name="P16">Considere, num sistema com endereçamento a 32-bits, uma <text:span text:style-name="T60">cache </text:span><text:s/>L2 do tipo associativo a 4-vias com 2 Mbyte de dados em linhas de 32 bytes.</text:p>
      <text:p text:style-name="P16">a) [2] Determine o número de bits no barramento de endereço usados para INDEX (SET) e OFFSET.</text:p>
      <text:p text:style-name="P16">b) [2] Determine a capacidade, em bits, da memória de TAG.</text:p>
      <text:p text:style-name="P16">c) [2] Indique, justificando, a melhor configuração para a <text:span text:style-name="T60">cache </text:span><text:s/>L1 deste sistema de forma a maximizar a sua eficiência:</text:p>
      <text:p text:style-name="P16">i. uma <text:span text:style-name="T60">cache </text:span><text:s/>associativa de 2-vias com 8 Kbyte de dados em linhas de 32 bytes;</text:p>
      <text:p text:style-name="P40"><text:span text:style-name="T26">ii. uma </text:span><text:span text:style-name="T60">cache </text:span><text:span text:style-name="T26"><text:s/>associativa de 4-vias com 8 Kbyte de dados em linhas de 16 bytes;</text:span></text:p>
      <text:p text:style-name="P35">Dada a estrutura</text:p>
      <text:p text:style-name="P17">struct UserDsc { long id; short number; char status; void * class; };</text:p>
      <text:p text:style-name="P16"><text:s/>Escreva, em <text:span text:style-name="T60">assembly </text:span><text:s/>IA-32, o código da função</text:p>
      <text:p text:style-name="P17">void backup(struct UserDsc *src, struct UserDsc *dst, int nelem);</text:p>
      <text:p text:style-name="P2"><text:span text:style-name="T26"><text:s/>que copia o conteúdo do </text:span><text:span text:style-name="T60">array </text:span><text:span text:style-name="T26"><text:s/>apontado por </text:span><text:span text:style-name="T61">src</text:span><text:span text:style-name="T26"> , com </text:span><text:span text:style-name="T61">nelem </text:span><text:span text:style-name="T26"><text:s/>elementos, para o </text:span><text:span text:style-name="T60">array </text:span><text:span text:style-name="T26"><text:s/>apontado por </text:span><text:span text:style-name="T61">dst</text:span><text:span text:style-name="T26"> . A função devolve o número de </text:span><text:span text:style-name="T60">bytes </text:span><text:span text:style-name="T26"><text:s/>transferidos.</text:span></text:p>
      <text:p text:style-name="P32"><text:span text:style-name="T26">7. [6 valores]</text:span></text:p>
      <text:p text:style-name="P16">Escreva, em <text:span text:style-name="T60">assembly </text:span><text:s/>IA-32, o código da função</text:p>
      <text:p text:style-name="P17">int getStrAdr(char *dst[], int max, char * sample, ...);</text:p>
      <text:p text:style-name="P16"><text:s/>que recebe, na lista de parâmetros variável, um conjunto de endereços de <text:span text:style-name="T60">string</text:span> , terminado por NULL, e retorna o número de <text:span text:style-name="T60">strings </text:span><text:s/>com início idêntico a <text:span text:style-name="T61">sample</text:span> ; preenche o <text:span text:style-name="T60">array </text:span><text:span text:style-name="T61">dst </text:span><text:s/>com os endereços dessas <text:span text:style-name="T60">strings</text:span> , limitando pelo valor de <text:span text:style-name="T61">max </text:span><text:s/>o número de elementos preenchidos.</text:p>
      <text:p text:style-name="P16">Para identificar as <text:span text:style-name="T60">strings </text:span><text:s/>deve utilizar as funções de biblioteca</text:p>
      <text:p text:style-name="P17">int strncmp(const char *str1, const char *str2, int count);</text:p>
      <text:p text:style-name="P16"><text:s/>que compara os primeiros count caracteres de <text:span text:style-name="T61">str1 </text:span><text:s/>e <text:span text:style-name="T61">str2</text:span> , retornando 0 se forem iguais;</text:p>
      <text:p text:style-name="P17">int strlen(const char * str);</text:p>
      <text:p text:style-name="P40"><text:span text:style-name="T26"><text:s/>que retorna a dimensão da </text:span><text:span text:style-name="T60">string </text:span><text:span text:style-name="T61">str</text:span><text:span text:style-name="T26"> .</text:span></text:p>
      <text:p text:style-name="P36">5. [1 valor]</text:p>
      <text:p text:style-name="P18">Considere as duas versões seguintes de um troço de código em linguagem C</text:p>
      <text:p text:style-name="P18">Versão A Versão B</text:p>
      <text:p text:style-name="P19">int i, j, s=0;</text:p>
      <text:p text:style-name="P19">for(i=0; i&lt;MAX_L; ++i)</text:p>
      <text:p text:style-name="P19">for(j=0; j&lt;MAX_C; ++j)</text:p>
      <text:p text:style-name="P19">s += array[j][i];</text:p>
      <text:p text:style-name="P19">int i, j, s=0;</text:p>
      <text:p text:style-name="P19">for(j=0; j&lt;MAX_C; ++j)</text:p>
      <text:p text:style-name="P19">for(i=0; i&lt;MAX_L; ++i)</text:p>
      <text:p text:style-name="P19">s += array[j][i];</text:p>
      <text:p text:style-name="P40"><text:span text:style-name="T29">Admitindo que o código é executado num computador com cache, indique, justificando, se alguma das versões é preferível.</text:span></text:p>
      <text:p text:style-name="P2">6. [4 valores]</text:p>
      <text:p text:style-name="P18">Escreva, em <text:span text:style-name="T62">assembly </text:span><text:s/>IA-32, o código da função</text:p>
      <text:p text:style-name="P19">int copyAbove(int *dst[], unsigned int limit, int n, ...);</text:p>
      <text:p text:style-name="P18">que recebe, na lista de parâmetros variável, um conjunto de <text:span text:style-name="T63">n </text:span><text:s/>valores inteiros, copia para o <text:span text:style-name="T62">array </text:span><text:span text:style-name="T63">dst </text:span><text:s/>os que tiverem valor absoluto superior a <text:span text:style-name="T63">limit </text:span><text:s/>e retorna o número de elementos copiados.</text:p>
      <text:p text:style-name="P18">Para determinar o valor absoluto dos parâmetros deve utilizar a função de biblioteca <text:span text:style-name="T63">int abs(int v);</text:span></text:p>
      <text:p text:style-name="P40"><text:span text:style-name="T29"><text:s/>que retorna o valor absoluto do parâmetro </text:span><text:span text:style-name="T63">v</text:span><text:span text:style-name="T29"> .</text:span></text:p>
      <text:p text:style-name="P36">7. [1 valor]</text:p>
      <text:p text:style-name="P18">Considere que foi executado o assemblador <text:span text:style-name="T63">as</text:span> , tendo como <text:span text:style-name="T62">input </text:span><text:s/>as linhas seguintes:</text:p>
      <text:p text:style-name="P19">.intel_syntax noprefix</text:p>
      <text:p text:style-name="P19">mov [ebx], 0x35</text:p>
      <text:p text:style-name="P19">mov eax, [ecx]</text:p>
      <text:p text:style-name="P19">mov [edi], [esi]</text:p>
      <text:p text:style-name="P18"><text:s/>e produziu estas mensagens:</text:p>
      <text:p text:style-name="P19">2: Error: ambiguous operand size for 'mov'</text:p>
      <text:p text:style-name="P19">4: Error: too many memory references for 'mov'</text:p>
      <text:p text:style-name="P40"><text:span text:style-name="T29"><text:s/>Explique o significado, a causa e como se pode resolver cada um dos erros indicados.</text:span></text:p>
      <text:p text:style-name="P44"><text:span text:style-name="T32">6. [x valores]</text:span></text:p>
      <text:p text:style-name="P20">Escreva, em <text:span text:style-name="T62">assembly </text:span><text:s/>da arquitectura IA-32, a função <text:span text:style-name="T64">void copyPlus(int dst[], ...);</text:span></text:p>
      <text:p text:style-name="P40"><text:span text:style-name="T32"><text:s/>que preenche o array </text:span><text:span text:style-name="T64">dst </text:span><text:span text:style-name="T32"><text:s/>com os elementos, do tipo </text:span><text:span text:style-name="T64">int</text:span><text:span text:style-name="T32"> , positivos da lista de parâmetros variável que termina com o valor -1.</text:span></text:p>
      <text:p text:style-name="P32"><text:span text:style-name="T35">4. [6 valores]</text:span></text:p>
      <text:p text:style-name="P21">Considere um sistema com um processador “Pentium M” com endereçamento a 36 bit, dispondo de caches L1 com 32 kbyte para código e 32 kbyte para dados, ambas do tipo 4-<text:span text:style-name="T65">way <text:s/>set <text:s/>associative</text:span>, e de cache L2, unificada, do tipo 8-<text:span text:style-name="T65">way <text:s/>set <text:s/>associative </text:span>com 1 Mbyte em linhas de 64 byte.</text:p>
      <text:p text:style-name="P21">a) [2] Indique, justificando, a dimensão das linhas das caches L1.</text:p>
      <text:p text:style-name="P21">b) [2] Determine, em bits, a capacidade da memória de TAG da cache de dados L1.</text:p>
      <text:p text:style-name="P40"><text:span text:style-name="T35">c) [2] Sabendo-se que um maior grau de associatividade permite obter </text:span><text:span text:style-name="T65">hit-rates </text:span><text:span text:style-name="T35">mais elevados, justifique a organização adoptada para a cache de dados L1 comparativamente com a organização da cache L2.</text:span></text:p>
      <text:p text:style-name="P32"><text:span text:style-name="T35">5. [4 valores]</text:span></text:p>
      <text:p text:style-name="P40"><text:span text:style-name="T35">Considerando um controlador de cache com funcionamento em modo </text:span><text:span text:style-name="T65">write-back </text:span><text:span text:style-name="T35">e uma política de substituição </text:span><text:span text:style-name="T65">random</text:span><text:span text:style-name="T35">, descreva as operações desencadeadas por um </text:span><text:span text:style-name="T65">miss </text:span><text:span text:style-name="T35">de escrita, admitindo os seguintes cenários para a linha a substituir: i) está inválida; ii) está válida não modificada; iii) está válida e modificada.</text:span></text:p>
      <text:p text:style-name="P32"><text:span text:style-name="T38">1. (2 valores)</text:span></text:p>
      <text:p text:style-name="P22">Considerando as definições</text:p>
      <text:p text:style-name="P23">typedef struct {int a, int b} sX;</text:p>
      <text:p text:style-name="P23">typedef struct {int a, int b, int c} sY;</text:p>
      <text:p text:style-name="P23">sX fX(int x);</text:p>
      <text:p text:style-name="P23">sY fY(int y);</text:p>
      <text:p text:style-name="P40"><text:span text:style-name="T38">Indique, justificando, quantos parâmetros recebe em </text:span><text:span text:style-name="T66">stack </text:span><text:span text:style-name="T38">cada uma destas funções.</text:span></text:p>
      <text:p text:style-name="P37">2. (3 valores)</text:p>
      <text:p text:style-name="P22">Escreva, em <text:span text:style-name="T66">assembly </text:span>da arquitectura IA-32, o código da função</text:p>
      <text:p text:style-name="P23">int charinrange(char c, char first, char last);</text:p>
      <text:p text:style-name="P40"><text:span text:style-name="T38">que devolve 1 se valor de </text:span><text:span text:style-name="T67">c </text:span><text:span text:style-name="T38">está compreendido no intervalo de </text:span><text:span text:style-name="T67">first </text:span><text:span text:style-name="T38">a </text:span><text:span text:style-name="T67">last</text:span><text:span text:style-name="T38">, inclusive; caso contrário, devolve 0.</text:span></text:p>
      <text:p text:style-name="P32"><text:span text:style-name="T38">(6 valores)</text:span></text:p>
      <text:p text:style-name="P22">Considerando a definição</text:p>
      <text:p text:style-name="P23">typedef struct {int lower, int upper} charcount;</text:p>
      <text:p text:style-name="P22">escreva, em <text:span text:style-name="T66">assembly </text:span>da arquitectura IA-32, o código da função</text:p>
      <text:p text:style-name="P23">charcount charstat(...);</text:p>
      <text:p text:style-name="P40"><text:span text:style-name="T38">que recebe na lista de parâmetros variável, terminada por NULL, os endereços de várias </text:span><text:span text:style-name="T66">strings </text:span><text:span text:style-name="T38">e devolve, nos campos </text:span><text:span text:style-name="T67">lower </text:span><text:span text:style-name="T38">e </text:span><text:span text:style-name="T67">upper</text:span><text:span text:style-name="T38">, respectivamente, o número total de minúsculas e maiúsculas existentes nessas </text:span><text:span text:style-name="T66">strings</text:span><text:span text:style-name="T38">. Para determinar a gama a que pertence cada carácter, deve utilizar a função </text:span><text:span text:style-name="T67">charinrange</text:span><text:span text:style-name="T38">.</text:span></text:p>
      <text:p text:style-name="P32"><text:span text:style-name="T41">[9 valores]</text:span></text:p>
      <text:p text:style-name="P24">Considere um sistema com endereçamento a 32 bits e apenas um nível de cache, do tipo 4-<text:span text:style-name="T68">way set associative</text:span>, com 8 kB em linhas de 16 byte e uma política de escrita do tipo <text:span text:style-name="T68">write-through</text:span>.</text:p>
      <text:p text:style-name="P24">a) [2] Determine, em bits, a dimensão dos campos OFFSET, SET e TAG.</text:p>
      <text:p text:style-name="P24">b) [2] Determine, em bits, a capacidade da memória de TAG.</text:p>
      <text:p text:style-name="P24">c) [2] Indique as principais vantagens e inconvenientes da política de escrita adoptada.</text:p>
      <text:p text:style-name="P24">d) [3] Com vista a aumentar o desempenho do sistema pretende-se substituir esta cache.</text:p>
      <text:p text:style-name="P24">Discuta as vantagens e desvantagens das seguintes soluções:</text:p>
      <text:p text:style-name="P24"><text:span text:style-name="T69"> </text:span>Cache do tipo <text:span text:style-name="T68">direct-mapped </text:span>com capacidade 16 kB;</text:p>
      <text:p text:style-name="P40"><text:span text:style-name="T69"> </text:span><text:span text:style-name="T41">Cache do tipo 8-</text:span><text:span text:style-name="T68">way set associative </text:span><text:span text:style-name="T41">com capacidade 8 kB.</text:span></text:p>
      <text:p text:style-name="P38">4. [2 valores]</text:p>
      <text:p text:style-name="P24">Considere que foi executado o assemblador <text:span text:style-name="T68">as</text:span>, tendo como <text:span text:style-name="T68">input </text:span>as linhas seguintes:</text:p>
      <text:p text:style-name="P25">.intel_syntax noprefix</text:p>
      <text:p text:style-name="P25">add eax, byte ptr [ebx]</text:p>
      <text:p text:style-name="P25">add ebx, 1</text:p>
      <text:p text:style-name="P24">e produziu esta mensagem:</text:p>
      <text:p text:style-name="P25">2: Warning: using `%al' instead of `%eax' due to `b' suffix</text:p>
      <text:p text:style-name="P41">Explique o significado, a causa e como se pode resolver o problema indicado, considerando que se pretende efectivamente adicionar um byte ao registo EAX.</text:p>
      <text:p text:style-name="P24">5. [3 valores]</text:p>
      <text:p text:style-name="P24">Escreva, em <text:span text:style-name="T68">assembly </text:span>da arquitectura IA-32, o código da função <text:span text:style-name="T70">int acumulate(short val, int sum);</text:span></text:p>
      <text:p text:style-name="P40"><text:span text:style-name="T41">que devolve a soma de </text:span><text:span text:style-name="T70">val </text:span><text:span text:style-name="T41">com </text:span><text:span text:style-name="T70">sum</text:span><text:span text:style-name="T41">.</text:span></text:p>
      <text:p text:style-name="P38">6. [7 valores]</text:p>
      <text:p text:style-name="P24">Escreva, em <text:span text:style-name="T68">assembly </text:span>da arquitectura IA-32, o código da função <text:span text:style-name="T70">int zeroMedian(short a[], int n);</text:span></text:p>
      <text:p text:style-name="P24">que determina a média aritmética dos <text:span text:style-name="T70">n </text:span>elementos do <text:span text:style-name="T70">array </text:span>e subtrai esse valor a cada um dos elementos, de modo que, no final, a média dos elementos seja 0. A função retorna a média aritmética calculada.</text:p>
      <text:p text:style-name="P40"><text:span text:style-name="T41">Como auxiliar para o cálculo da média, deve utilizar a função </text:span><text:span text:style-name="T70">acumulate</text:span><text:span text:style-name="T41">.</text:span></text:p>
      <text:p text:style-name="P39">4. [4 valores]</text:p>
      <text:p text:style-name="P26">Considere um processador com endereçamento a 36 bit, dispondo de cache interna com dois níveis. A cache L2 é unificada, do tipo 8-<text:span text:style-name="T71">way set associative</text:span> , com 1 M<text:span text:style-name="T71">byte </text:span><text:s/>de dados em linhas de 64 <text:span text:style-name="T71">bytes</text:span> , com políticas de escrita <text:span text:style-name="T71">write-back </text:span><text:s/>e de substituição <text:span text:style-name="T71">random</text:span> .</text:p>
      <text:p text:style-name="P26">a) [1] Determine a dimensão total, em bits, da memória necessária para esta cache, incluindo dados, <text:span text:style-name="T71">tags</text:span> , bits V (<text:span text:style-name="T71">valid</text:span> ) e M (<text:span text:style-name="T71">modified</text:span> ). Apresente todos os cálculos, devidamente identificados.</text:p>
      <text:p text:style-name="P26"><text:soft-page-break/>b) [1] Determine, em percentagem, o acréscimo de memória necessário para duplicar o número de vias.</text:p>
      <text:p text:style-name="P26">Apresente todos os cálculos, devidamente identificados.</text:p>
      <text:p text:style-name="P26">c) [1] Enumere, justificando, os critérios a considerar para definir o número de vias, no projecto da cache, e</text:p>
      <text:p text:style-name="P26">indique a sua relevância relativa.</text:p>
      <text:p text:style-name="P40"><text:span text:style-name="T44">d) [1] Discuta as vantagens e inconvenientes de usar a política de substituição indicada.</text:span></text:p>
      <text:p text:style-name="P39"><text:s/>5. [1 valor]</text:p>
      <text:p text:style-name="P40"><text:span text:style-name="T44">Justifique o facto de, nas caches do tipo </text:span><text:span text:style-name="T71">n-way set associative</text:span><text:span text:style-name="T44"> , os bits de endereço usados para </text:span><text:span text:style-name="T71">tag </text:span><text:span text:style-name="T44"><text:s/>serem os de maior peso.</text:span></text:p>
      <text:p text:style-name="P32"><text:span text:style-name="T44">6. [1,5 valores]</text:span></text:p>
      <text:p text:style-name="P26">Relativamente à preservação de registos nas chamadas a funções:</text:p>
      <text:p text:style-name="P26">a) [0,5] Indique, justificando, os registos cuja preservação é indispensável;</text:p>
      <text:p text:style-name="P26">b) [0,5] Indique os registos, além dos anteriores, que são preservados nas convenções adoptadas pelas ferramentas GNU, descrevendo as vantagens de fazer essa preservação;</text:p>
      <text:p text:style-name="P40"><text:span text:style-name="T44">c) [0,5] Justifique o facto de os restantes registos não serem preservados.</text:span></text:p>
      <text:p text:style-name="P39">7. [2 valores]</text:p>
      <text:p text:style-name="P26">Escreva, em <text:span text:style-name="T71">assembly </text:span><text:s/>da arquitectura IA-32, o código da função</text:p>
      <text:p text:style-name="P27">int limitedCopy(char * d, char * s, int dSize);</text:p>
      <text:p text:style-name="P42"><text:s/>que copia a <text:span text:style-name="T71">string </text:span><text:span text:style-name="T72">s </text:span><text:s/>para o endereço <text:span text:style-name="T72">d</text:span> , limitando a <text:span text:style-name="T72">dSize </text:span><text:s/>o número de caracteres copiados, incluindo o terminador de <text:span text:style-name="T71">string</text:span> . Devolve 1 se copiou a totalidade da <text:span text:style-name="T71">string </text:span><text:s/>ou 0, caso contrário.</text:p>
      <text:p text:style-name="P39">8. [3 valores]</text:p>
      <text:p text:style-name="P26">Escreva, em <text:span text:style-name="T71">assembly </text:span><text:s/>da arquitectura IA-32, o código da função</text:p>
      <text:p text:style-name="P27">int limitedConcat(char * dst, int dstSize, ...);</text:p>
      <text:p text:style-name="P26"><text:s/>que recebe na lista de parâmetros variável, terminada pelo <text:span text:style-name="T71">pointer </text:span><text:s/>NULL, um conjunto de <text:span text:style-name="T71">strings </text:span><text:s/>e copia o seu conteúdo, pela ordem em que estão na lista, para o endereço <text:span text:style-name="T72">dst</text:span> , limitando a <text:span text:style-name="T72">dstSize </text:span><text:s/>o número de caracteres copiados, incluindo o terminador de <text:span text:style-name="T71">string</text:span> . Devolve 1 se copiou a totalidade das <text:span text:style-name="T71">strings </text:span><text:s/>ou 0, caso contrário.</text:p>
      <text:p text:style-name="P40"><text:span text:style-name="T44">Para executar o preenchimento de </text:span><text:span text:style-name="T72">dst </text:span><text:span text:style-name="T44"><text:s/>deve usar a função </text:span><text:span text:style-name="T72">limitedCopy()</text:span><text:span text:style-name="T44"> , definida na pergunta anterior.</text:span></text:p>
      <text:p text:style-name="P39">4. [3 valores]</text:p>
      <text:p text:style-name="P26">Considere, associado a um processador com endereço a 36 bits, um sistema de <text:span text:style-name="T71">cache </text:span>do tipo 8-<text:span text:style-name="T71">way set associative </text:span>cuja RAM de dados tem a dimensão total de 1 Mbyte, em linhas de 32 bytes.</text:p>
      <text:p text:style-name="P26">a) [1] Determine quais os bits de endereço utilizados para <text:span text:style-name="T71">byte offset</text:span>, <text:span text:style-name="T71">set </text:span>(<text:span text:style-name="T71">index</text:span>) e <text:span text:style-name="T71">tag</text:span>. Justifique a posição relativa de cada um destes grupos de bits.</text:p>
      <text:p text:style-name="P26">b) [1] Determine a quantidade total, em bits, de memória para armazenamento de <text:span text:style-name="T71">tags</text:span>.</text:p>
      <text:p text:style-name="P26">c) [1] Descreva as vantagens e inconvenientes de modificar esta <text:span text:style-name="T71">cache</text:span>, indicando justificadamente, quais dos valores calculados nas alíneas anteriores são modificados, relativamente a duas opções:</text:p>
      <text:p text:style-name="P26">i) reduzir o número de vias para 4;</text:p>
      <text:p text:style-name="P40"><text:span text:style-name="T44">ii) aumentar a dimensão da linha para 64 bytes.</text:span></text:p>
      <text:p text:style-name="P39">6. [3 valores]</text:p>
      <text:p text:style-name="P26">Escreva, em <text:span text:style-name="T71">assembly </text:span>da arquitectura IA-32, a função <text:span text:style-name="T72">int propper(char * s);</text:span></text:p>
      <text:p text:style-name="P26">que modifica a <text:span text:style-name="T71">string </text:span>recebida por parâmetro, convertendo para maiúscula o primeiro carácter de cada palavra e para minúscula os restantes. Considere as palavras separadas pelo carácter espaço. A função devolve o número de palavras existentes. Para fazer as conversões deve utilizar as funções de biblioteca</text:p>
      <text:p text:style-name="P26"><text:span text:style-name="T72">int toupper(int c); </text:span>// converte para maiúscula</text:p>
      <text:p text:style-name="P40"><text:span text:style-name="T72">int tolower(int c); </text:span><text:span text:style-name="T44">// converte para minúscula</text:span></text:p>
      <text:p text:style-name="P39">7. [2 valores]</text:p>
      <text:p text:style-name="P26">Escreva, em <text:span text:style-name="T71">assembly </text:span>da arquitectura IA-32, a função</text:p>
      <text:p text:style-name="P27">int propperList(int count, ...);</text:p>
      <text:p text:style-name="P2"><text:span text:style-name="T44">que recebe, na lista de parâmetros variável, um conjunto de </text:span><text:span text:style-name="T72">count </text:span><text:span text:style-name="T44">endereços de </text:span><text:span text:style-name="T71">string </text:span><text:span text:style-name="T44">e executa sobre cada uma delas a função </text:span><text:span text:style-name="T72">propper </text:span><text:span text:style-name="T44">definida na questão anterior. A função </text:span><text:span text:style-name="T72">propperList </text:span><text:span text:style-name="T44">devolve o número total de palavras existentes nas </text:span><text:span text:style-name="T71">strings </text:span><text:span text:style-name="T44">processada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DLYMA+Times-Roman" svg:font-family="ADLYMA+Times-Roman"/>
    <style:font-face style:name="AXJZOD+TimesNewRomanPSMT" svg:font-family="AXJZOD+TimesNewRomanPSMT"/>
    <style:font-face style:name="BOMBRF+Times-Roman" svg:font-family="BOMBRF+Times-Roman"/>
    <style:font-face style:name="BSOXYR+Courier" svg:font-family="BSOXYR+Courier"/>
    <style:font-face style:name="BVGLVP+Times-Roman" svg:font-family="BVGLVP+Times-Roman"/>
    <style:font-face style:name="CXNJVL+TimesNewRomanPSMT" svg:font-family="CXNJVL+TimesNewRomanPSMT"/>
    <style:font-face style:name="EAQXQW+Times-Roman" svg:font-family="EAQXQW+Times-Roman"/>
    <style:font-face style:name="EFPJBX+CourierNewPSMT" svg:font-family="EFPJBX+CourierNewPSMT"/>
    <style:font-face style:name="GJWNWY+Courier" svg:font-family="GJWNWY+Courier"/>
    <style:font-face style:name="HAUUKG+Courier" svg:font-family="HAUUKG+Courier"/>
    <style:font-face style:name="HEVNMA+Times-Roman" svg:font-family="HEVNMA+Times-Roman"/>
    <style:font-face style:name="IQGLCS+TimesNewRomanPSMT" svg:font-family="IQGLCS+TimesNewRomanPSMT"/>
    <style:font-face style:name="IUCLSA+Times-Roman" svg:font-family="IUCLSA+Times-Roman"/>
    <style:font-face style:name="KPSHBO+Wingdings" svg:font-family="KPSHBO+Wingdings"/>
    <style:font-face style:name="KYVDLE+Courier" svg:font-family="KYVDLE+Courier"/>
    <style:font-face style:name="MJQZIH+TimesNewRomanPSMT" svg:font-family="MJQZIH+TimesNewRomanPSMT"/>
    <style:font-face style:name="MNHEQO+Courier" svg:font-family="MNHEQO+Courier"/>
    <style:font-face style:name="NSIERK+Courier" svg:font-family="NSIERK+Courier"/>
    <style:font-face style:name="ODCPLQ+Times-Roman" svg:font-family="ODCPLQ+Times-Roman"/>
    <style:font-face style:name="OMWOOY+Courier" svg:font-family="OMWOOY+Courier"/>
    <style:font-face style:name="PCAEHH+TimesNewRomanPSMT" svg:font-family="PCAEHH+TimesNewRomanPSMT"/>
    <style:font-face style:name="QBEMGZ+Times-Roman" svg:font-family="QBEMGZ+Times-Roman"/>
    <style:font-face style:name="RBQKKS+TimesNewRomanPSMT" svg:font-family="RBQKKS+TimesNewRomanPSMT"/>
    <style:font-face style:name="TSNLYA+Courier" svg:font-family="TSNLYA+Courier"/>
    <style:font-face style:name="UTQNZE+Times-Roman" svg:font-family="UTQNZE+Times-Roman"/>
    <style:font-face style:name="WDVBNQ+Courier" svg:font-family="WDVBNQ+Courier"/>
    <style:font-face style:name="WFSWUS+Times-Roman" svg:font-family="WFSWUS+Times-Roman"/>
    <style:font-face style:name="YNGLXT+Times-Roman" svg:font-family="YNGLXT+Times-Roman"/>
    <style:font-face style:name="ARNPNG+Times-Italic" svg:font-family="ARNPNG+Times-Italic" style:font-family-generic="script"/>
    <style:font-face style:name="BOIDVS+Times-Italic" svg:font-family="BOIDVS+Times-Italic" style:font-family-generic="script"/>
    <style:font-face style:name="CVQBDL+TimesNewRomanPS-ItalicMT" svg:font-family="CVQBDL+TimesNewRomanPS-ItalicMT" style:font-family-generic="script"/>
    <style:font-face style:name="DJCYNK+Times-Italic" svg:font-family="DJCYNK+Times-Italic" style:font-family-generic="script"/>
    <style:font-face style:name="ETICWR+Times-Italic" svg:font-family="ETICWR+Times-Italic" style:font-family-generic="script"/>
    <style:font-face style:name="GDPUKS+TimesNewRomanPS-ItalicMT" svg:font-family="GDPUKS+TimesNewRomanPS-ItalicMT" style:font-family-generic="script"/>
    <style:font-face style:name="JOCZXI+Times-Italic" svg:font-family="JOCZXI+Times-Italic" style:font-family-generic="script"/>
    <style:font-face style:name="KFXQFA+Times-Italic" svg:font-family="KFXQFA+Times-Italic" style:font-family-generic="script"/>
    <style:font-face style:name="KSQLGI+TimesNewRomanPS-ItalicMT" svg:font-family="KSQLGI+TimesNewRomanPS-ItalicMT" style:font-family-generic="script"/>
    <style:font-face style:name="NARFMA+TimesNewRomanPS-ItalicMT" svg:font-family="NARFMA+TimesNewRomanPS-ItalicMT" style:font-family-generic="script"/>
    <style:font-face style:name="PCBAUS+Times-Italic" svg:font-family="PCBAUS+Times-Italic" style:font-family-generic="script"/>
    <style:font-face style:name="PHIUYE+TimesNewRomanPS-ItalicMT" svg:font-family="PHIUYE+TimesNewRomanPS-ItalicMT" style:font-family-generic="script"/>
    <style:font-face style:name="WDWQJE+Times-Italic" svg:font-family="WDWQJE+Times-Italic" style:font-family-generic="script"/>
    <style:font-face style:name="WNXONZ+Times-Italic" svg:font-family="WNXONZ+Times-Italic" style:font-family-generic="script"/>
    <style:font-face style:name="YELHPN+Times-Italic" svg:font-family="YELHPN+Times-Italic" style:font-family-generic="script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6pt" fo:language="pt" fo:country="P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6pt" fo:language="pt" fo:country="P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fo:font-size="12p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uno Cancelo</meta:initial-creator>
    <meta:creation-date>2010-07-04T12:05:32</meta:creation-date>
    <dc:date>2010-07-04T12:34:57</dc:date>
    <dc:creator>Nuno Cancelo</dc:creator>
    <meta:editing-duration>PT00H29M25S</meta:editing-duration>
    <meta:editing-cycles>12</meta:editing-cycles>
    <meta:generator>OpenOffice.org/3.1$Linux OpenOffice.org_project/310m19$Build-9420</meta:generator>
    <meta:document-statistic meta:table-count="0" meta:image-count="0" meta:object-count="0" meta:page-count="5" meta:paragraph-count="266" meta:word-count="3388" meta:character-count="20058"/>
  </office:meta>
</office:document-meta>
</file>